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Times" fo:font-size="14.0pt" fo:color="#000000"/>
    </style:style>
    <style:style style:name="P2" style:family="paragraph" style:parent-style-name="Standard">
      <style:paragraph-properties fo:margin-bottom="0.0833in"/>
      <style:text-properties style:font-name="Times" fo:font-size="14.0pt" fo:color="#000000"/>
    </style:style>
    <style:style style:name="P3" style:family="paragraph" style:parent-style-name="Standard">
      <style:paragraph-properties fo:margin-bottom="0.0833in"/>
      <style:text-properties style:font-name="Times" fo:font-size="12.0pt" fo:color="#000000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5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" fo:font-size="12.0pt" fo:color="#000000"/>
    </style:style>
    <style:style style:name="P6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IT1901 - Informatikk prosjektarbeid I H-2011</text:span></text:p>
      <text:p text:style-name="P2"><text:span text:style-name="T1"/></text:p>
      <text:p text:style-name="P3"><text:span text:style-name="T1">Møtereferat</text:span></text:p>
      <text:p text:style-name="P3"><text:span text:style-name="T1"/></text:p>
      <text:p text:style-name="P3"><text:span text:style-name="T1">Møtetid: </text:span><text:span text:style-name="T2">21.09.2011, kl: 14:00</text:span></text:p>
      <text:p text:style-name="P3"><text:span text:style-name="T1">Oppmøte: </text:span><text:span text:style-name="T2">Christian, Tomas, Magnus, Robin</text:span></text:p>
      <text:p text:style-name="P3"><text:span text:style-name="T1"/></text:p>
      <text:p text:style-name="P3"><text:span text:style-name="T1">Agenda:</text:span></text:p>
      <text:list text:style-name="L1">
        <text:list-item>
          <text:list>
            <text:list-item>
              <text:p text:style-name="P4">Prøve å jobbe videre med å utvikle en første prototype.</text:p>
            </text:list-item>
          </text:list>
        </text:list-item>
      </text:list>
      <text:p text:style-name="P3"><text:span text:style-name="T1"/></text:p>
      <text:p text:style-name="P3"><text:span text:style-name="T1">Oppsummering:</text:span></text:p>
      <text:p text:style-name="P3"><text:span text:style-name="T1"><text:tab/></text:span><text:span text:style-name="T2">Dårlig oppmøte igjen. Christian fortsetter å utvikle klassene i programmet. <text:s/>Tomas, Robin og Magnus skisser noen tegninger til GUI.</text:span></text:p>
      <text:p text:style-name="P3"><text:span text:style-name="T1"/></text:p>
      <text:p text:style-name="P3"><text:span text:style-name="T1">Til neste gang:</text:span></text:p>
      <text:list text:style-name="L1">
        <text:list-item>
          <text:list>
            <text:list-item>
              <text:p text:style-name="P5"><text:span text:style-name="T2">Fortsette utviklingen av prototypen.</text:span>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</meta:generator>
  </office:meta>
</office:document-meta>
</file>